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53d" officeooo:paragraph-rsid="000db53d"/>
    </style:style>
    <style:style style:name="P2" style:family="paragraph" style:parent-style-name="Standard">
      <style:text-properties officeooo:paragraph-rsid="000db53d"/>
    </style:style>
    <style:style style:name="P3" style:family="paragraph" style:parent-style-name="Standard">
      <style:text-properties officeooo:paragraph-rsid="000db53d"/>
    </style:style>
    <style:style style:name="P4" style:family="paragraph" style:parent-style-name="Standard">
      <style:text-properties officeooo:rsid="0019807c" officeooo:paragraph-rsid="0019807c"/>
    </style:style>
    <style:style style:name="T1" style:family="text">
      <style:text-properties officeooo:rsid="000db53d"/>
    </style:style>
    <style:style style:name="T2" style:family="text">
      <style:text-properties officeooo:rsid="000f8bb9"/>
    </style:style>
    <style:style style:name="T3" style:family="text">
      <style:text-properties officeooo:rsid="00124dce"/>
    </style:style>
    <style:style style:name="T4" style:family="text">
      <style:text-properties officeooo:rsid="0013bcb4"/>
    </style:style>
    <style:style style:name="T5" style:family="text">
      <style:text-properties officeooo:rsid="0018df47"/>
    </style:style>
    <style:style style:name="T6" style:family="text">
      <style:text-properties officeooo:rsid="00195e3c"/>
    </style:style>
    <style:style style:name="T7" style:family="text">
      <style:text-properties officeooo:rsid="001980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érification à faire sur les différents champs du formulaire :</text:p>
      <text:p text:style-name="P1"/>
      <text:p text:style-name="P1">- Nom et Prénom = <text:bookmark-start text:name="__DdeLink__58_4284380029"/>Vérifier qu’il n’y a pas de chiffres et que ça ne dépasse pas une certaine longueur<text:bookmark-end text:name="__DdeLink__58_4284380029"/> <text:span text:style-name="T7">et une majuscule en première lettre</text:span></text:p>
      <text:p text:style-name="P1"/>
      <text:p text:style-name="P1">- Date de naissance = Vérifier que le candidat a bien minimum 18 ans en testant si le timestamp de la date saisie est bien inférieur à celui correspond à [DATE ACTUELLE – 18 ans]</text:p>
      <text:p text:style-name="P1"/>
      <text:p text:style-name="P2"><text:span text:style-name="T1">- Adresse = Vérifier que l’adresse est bien de la forme « Numéro de voie + (« </text:span>bis, ter, quater »<text:span text:style-name="T1">) + Type de voie + Nom de voie »</text:span></text:p>
      <text:p text:style-name="P2"/>
      <text:p text:style-name="P4">- Code postal = Vérifier qu’il est bien au format XXXXX en utilisant que des chiffres</text:p>
      <text:p text:style-name="P4"/>
      <text:p text:style-name="P4">- Ville = <text:span text:style-name="T1">Vérifier qu’il n’y a pas de chiffres et que ça ne dépasse pas une certaine longueur </text:span>et une majuscule en première lettre</text:p>
      <text:p text:style-name="P2"/>
      <text:p text:style-name="P2">- <text:span text:style-name="T2">Adresse mail = Vérifier que l’adresse saisie est bien de la forme «  pseudo + @ + nom de domaine »</text:span></text:p>
      <text:p text:style-name="P2"/>
      <text:p text:style-name="P2">- <text:span text:style-name="T3">Téléphone = Vérifier que cela respecte le format français soit 10 numéros, et commençant par 0</text:span></text:p>
      <text:p text:style-name="P2"/>
      <text:p text:style-name="P2">- <text:span text:style-name="T4">Numéro Pôle-Emploi = Vérifier qu’il y a bien 8 caractères – Ni plus ni moins – En majuscules</text:span></text:p>
      <text:p text:style-name="P2"/>
      <text:p text:style-name="P2">- <text:span text:style-name="T5">Liens codecademy = Vérifier que la première partie de l’URL soit codecademy – que ce soit bien au format : </text:span><text:a xlink:type="simple" xlink:href="https://www.codecademy.com/fr/%5BpseudoUSER" text:style-name="Internet_20_link" text:visited-style-name="Visited_20_Internet_20_Link"><text:span text:style-name="T5">https://www.codecademy.com/fr/[pseudoUSER</text:span></text:a><text:span text:style-name="T5">]</text:span></text:p>
      <text:p text:style-name="P2"/>
      <text:p text:style-name="P2">- <text:span text:style-name="T6">3 Textareas = Juste vérification comme pour tous les autres → </text:span>htmlspecialchars →<text:span text:style-name="T6"> Vérification qu’aucune injection de code soit possible dans les champs du formulair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0:43:09.359878287</meta:creation-date>
    <dc:date>2017-12-20T18:44:15.710936042</dc:date>
    <meta:editing-duration>PT50M24S</meta:editing-duration>
    <meta:editing-cycles>9</meta:editing-cycles>
    <meta:generator>LibreOffice/5.4.2.2$Linux_X86_64 LibreOffice_project/40m0$Build-2</meta:generator>
    <meta:document-statistic meta:table-count="0" meta:image-count="0" meta:object-count="0" meta:page-count="1" meta:paragraph-count="11" meta:word-count="245" meta:character-count="1327" meta:non-whitespace-character-count="1088"/>
  </office:meta>
</office:document-meta>
</file>